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709d" officeooo:paragraph-rsid="0014709d"/>
    </style:style>
    <style:style style:name="P2" style:family="paragraph" style:parent-style-name="Standard">
      <style:text-properties fo:language="en" fo:country="US" officeooo:rsid="0014c205" officeooo:paragraph-rsid="0014c205"/>
    </style:style>
    <style:style style:name="P3" style:family="paragraph" style:parent-style-name="Standard">
      <style:text-properties fo:language="ru" fo:country="RU" officeooo:rsid="0014709d" officeooo:paragraph-rsid="0014709d"/>
    </style:style>
    <style:style style:name="P4" style:family="paragraph" style:parent-style-name="Standard">
      <style:text-properties fo:language="ru" fo:country="RU" officeooo:rsid="0014c205" officeooo:paragraph-rsid="0014c205"/>
    </style:style>
    <style:style style:name="P5" style:family="paragraph" style:parent-style-name="Standard">
      <style:text-properties fo:language="ru" fo:country="RU" officeooo:rsid="0014c205" officeooo:paragraph-rsid="0014709d"/>
    </style:style>
    <style:style style:name="P6" style:family="paragraph" style:parent-style-name="Standard">
      <style:text-properties fo:language="ru" fo:country="RU" officeooo:rsid="0014f10c" officeooo:paragraph-rsid="0014f10c"/>
    </style:style>
    <style:style style:name="P7" style:family="paragraph" style:parent-style-name="Standard">
      <style:text-properties fo:language="ru" fo:country="RU" officeooo:rsid="00170f7e" officeooo:paragraph-rsid="00170f7e"/>
    </style:style>
    <style:style style:name="P8" style:family="paragraph" style:parent-style-name="Standard">
      <style:text-properties style:text-line-through-style="solid" style:text-line-through-type="single" officeooo:paragraph-rsid="0014f10c"/>
    </style:style>
    <style:style style:name="P9" style:family="paragraph" style:parent-style-name="Standard">
      <style:text-properties style:text-line-through-style="solid" style:text-line-through-type="single" fo:language="ru" fo:country="RU" officeooo:rsid="0016756f" officeooo:paragraph-rsid="0016756f"/>
    </style:style>
    <style:style style:name="P10" style:family="paragraph" style:parent-style-name="Standard">
      <style:text-properties style:text-line-through-style="solid" style:text-line-through-type="single" fo:language="ru" fo:country="RU" officeooo:rsid="00170f7e" officeooo:paragraph-rsid="00170f7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c205"/>
    </style:style>
    <style:style style:name="T3" style:family="text">
      <style:text-properties fo:language="ru" fo:country="RU" officeooo:rsid="0016756f"/>
    </style:style>
    <style:style style:name="T4" style:family="text">
      <style:text-properties fo:language="ru" fo:country="RU" officeooo:rsid="0014f10c"/>
    </style:style>
    <style:style style:name="T5" style:family="text">
      <style:text-properties fo:language="en" fo:country="US" officeooo:rsid="0014f10c"/>
    </style:style>
    <style:style style:name="T6" style:family="text">
      <style:text-properties fo:language="en" fo:country="US" officeooo:rsid="001a38b3"/>
    </style:style>
    <style:style style:name="T7" style:family="text">
      <style:text-properties officeooo:rsid="001a3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Годная в рамках класса 2 в отчете</text:span></text:p>
      <text:p text:style-name="P3">2) Ограничения по толщине стенки и порог для забраковки <text:span text:style-name="T6">thiknessValidator</text:span></text:p>
      <text:p text:style-name="P1"><text:span text:style-name="T1">3) Отбраковка по мин. Дли</text:span><text:span text:style-name="T2">не годного участка </text:span><text:span text:style-name="T7">lenghtValidator</text:span></text:p>
      <text:p text:style-name="P2"><text:span text:style-name="T1">4) </text:span>3 <text:span text:style-name="T1">е состояние годная кл 2</text:span></text:p>
      <text:p text:style-name="P4">5) Пароль на настройки</text:p>
      <text:p text:style-name="P6">6) Лог изменений по настройкам</text:p>
      <text:p text:style-name="P6">7, 9) Фильтр на отчеты</text:p>
      <text:p text:style-name="P6">8) Пороги с отбраковкой на отчеты</text:p>
      <text:p text:style-name="P8"><text:span text:style-name="T5">10) </text:span><text:span text:style-name="T4">Добавит</text:span><text:span text:style-name="T3">ь</text:span><text:span text:style-name="T4"> пороги </text:span><text:span text:style-name="T3">на графики предпросмотра в разделе архив</text:span></text:p>
      <text:p text:style-name="P9">11) Добавить пороги на отчеты с одним графиком на странице</text:p>
      <text:p text:style-name="P7">12) Результаты контроля СОП нигде не учитываются</text:p>
      <text:p text:style-name="P10">13) Адаптировать интерфейс под 1280х1024</text:p>
      <text:p text:style-name="P7">14) Визуализация показаний всех 3 лиров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2T13:36:19.078000000</meta:creation-date>
    <dc:date>2021-03-05T14:51:54.440000000</dc:date>
    <meta:editing-duration>P4DT6H57M28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90" meta:character-count="548" meta:non-whitespace-character-count="471"/>
  </office:meta>
</office:document-meta>
</file>